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42b983" draw:fill-color="#f3f5f7" draw:textarea-horizontal-align="justify" draw:textarea-vertical-align="middle" draw:auto-grow-height="false" fo:min-height="1.752cm" fo:min-width="2.945cm"/>
    </style:style>
    <style:style style:name="gr2" style:family="graphic" style:parent-style-name="standard">
      <style:graphic-properties svg:stroke-color="#cc0000" draw:fill-color="#ffe6e6" draw:textarea-horizontal-align="justify" draw:textarea-vertical-align="middle" draw:auto-grow-height="false" fo:min-height="1.76cm" fo:min-width="2.901cm"/>
    </style:style>
    <style:style style:name="gr3" style:family="graphic" style:parent-style-name="standard">
      <style:graphic-properties svg:stroke-color="#e7c000" draw:fill-color="#fff7d0" draw:textarea-horizontal-align="justify" draw:textarea-vertical-align="middle" draw:auto-grow-height="false" fo:min-height="1.25cm" fo:min-width="2cm"/>
    </style:style>
    <style:style style:name="gr4" style:family="graphic" style:parent-style-name="standard" style:list-style-name="L1">
      <style:graphic-properties svg:stroke-color="#2c3e50" draw:fill-color="#ffffff" draw:textarea-horizontal-align="justify" draw:textarea-vertical-align="middle" draw:auto-grow-height="false" fo:min-height="1.751cm" fo:min-width="2.486cm"/>
    </style:style>
    <style:style style:name="gr5" style:family="graphic" style:parent-style-name="standard">
      <style:graphic-properties svg:stroke-color="#2c3e50" draw:fill-color="#ffffff" draw:textarea-horizontal-align="justify" draw:textarea-vertical-align="middle" draw:auto-grow-height="false" fo:min-height="0.544cm" fo:min-width="0.501cm"/>
    </style:style>
    <style:style style:name="gr6" style:family="graphic" style:parent-style-name="standard">
      <style:graphic-properties svg:stroke-color="#42b983" draw:fill-color="#f3f5f7" draw:textarea-horizontal-align="justify" draw:textarea-vertical-align="middle" draw:auto-grow-height="false" fo:min-height="1.162cm" fo:min-width="4.01cm"/>
    </style:style>
    <style:style style:name="gr7" style:family="graphic" style:parent-style-name="standard" style:list-style-name="L1">
      <style:graphic-properties svg:stroke-color="#2c3e50" draw:fill-color="#ffffff" draw:textarea-horizontal-align="justify" draw:textarea-vertical-align="middle" draw:auto-grow-height="false" fo:min-height="1.752cm" fo:min-width="2.945cm"/>
    </style:style>
    <style:style style:name="gr8" style:family="graphic" style:parent-style-name="standard">
      <style:graphic-properties svg:stroke-color="#cc0000" draw:fill-color="#ffe6e6" draw:textarea-horizontal-align="justify" draw:textarea-vertical-align="middle" draw:auto-grow-height="false" fo:min-height="1.75cm" fo:min-width="4.5cm"/>
    </style:style>
    <style:style style:name="gr9" style:family="graphic" style:parent-style-name="objectwithoutfill">
      <style:graphic-properties svg:stroke-color="#2c3e50" draw:marker-end="Arrow_20_concave" draw:marker-end-width="0.3cm" draw:fill="none" draw:textarea-vertical-align="middle"/>
    </style:style>
    <style:style style:name="gr10" style:family="graphic" style:parent-style-name="objectwithoutfill">
      <style:graphic-properties svg:stroke-color="#42b983" draw:marker-end="Arrow_20_concave" draw:marker-end-width="0.3cm" draw:fill="none" draw:textarea-vertical-align="middle"/>
    </style:style>
    <style:style style:name="gr11" style:family="graphic" style:parent-style-name="objectwithoutfill">
      <style:graphic-properties svg:stroke-color="#cc0000" draw:marker-end="Arrow_20_concave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3f5f7"/>
      <style:paragraph-properties fo:margin-left="0cm" fo:margin-right="0cm" fo:margin-top="0cm" fo:margin-bottom="0cm" fo:line-height="100%" fo:text-align="center" fo:text-indent="0cm"/>
      <style:text-properties fo:color="#2c3e50" style:font-name="Fira Code" fo:font-size="12pt"/>
    </style:style>
    <style:style style:name="P4" style:family="paragraph">
      <loext:graphic-properties draw:fill-color="#ffe6e6"/>
      <style:paragraph-properties fo:text-align="center"/>
      <style:text-properties fo:color="#4d0000" style:font-name="Fira Code" fo:font-size="12pt"/>
    </style:style>
    <style:style style:name="P5" style:family="paragraph">
      <loext:graphic-properties draw:fill-color="#fff7d0"/>
      <style:paragraph-properties fo:text-align="center"/>
      <style:text-properties fo:color="#6b5900" style:font-name="Fira Code" fo:font-size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2c3e50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color="#2c3e50" style:font-name="Fira Code" fo:font-size="12pt"/>
    </style:style>
    <style:style style:name="P8" style:family="paragraph">
      <loext:graphic-properties draw:fill-color="#ffffff"/>
      <style:paragraph-properties fo:text-align="center"/>
      <style:text-properties fo:color="#2c3e50" style:font-name="Fira Code" fo:font-size="12pt"/>
    </style:style>
    <style:style style:name="P9" style:family="paragraph">
      <loext:graphic-properties draw:fill-color="#f3f5f7"/>
      <style:paragraph-properties fo:text-align="center"/>
      <style:text-properties fo:color="#2c3e50" style:font-name="Fira Code" fo:font-size="12pt"/>
    </style:style>
    <style:style style:name="P10" style:family="paragraph">
      <loext:graphic-properties draw:fill-color="#ffe6e6"/>
      <style:paragraph-properties fo:text-align="center"/>
      <style:text-properties fo:color="#4d0000"/>
    </style:style>
    <style:style style:name="P11" style:family="paragraph">
      <loext:graphic-properties draw:fill="none"/>
      <style:paragraph-properties fo:text-align="center"/>
      <style:text-properties fo:color="#2c3e50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2c3e50" style:font-name="Fira Code" fo:font-size="12pt" fo:language="ru" fo:country="RU"/>
    </style:style>
    <style:style style:name="T2" style:family="text">
      <style:text-properties fo:color="#2c3e50" style:font-name="Fira Code" fo:font-size="12pt"/>
    </style:style>
    <style:style style:name="T3" style:family="text">
      <style:text-properties fo:color="#4d0000" style:font-name="Fira Code" fo:font-size="12pt" fo:language="ru" fo:country="RU"/>
    </style:style>
    <style:style style:name="T4" style:family="text">
      <style:text-properties fo:color="#6b5900" style:font-name="Fira Code" fo:font-size="12pt" fo:language="ru" fo:country="RU"/>
    </style:style>
    <style:style style:name="T5" style:family="text">
      <style:text-properties style:font-name="Fira Code" fo:font-size="12pt"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3" xml:id="id8" draw:id="id8" draw:layer="layout" svg:width="4cm" svg:height="3cm" svg:x="1.1cm" svg:y="12.1cm">
            <text:p text:style-name="P1"><text:span text:style-name="T1">Ответ</text:span><text:span text:style-name="T2"> </text:span><text:span text:style-name="T1">на</text:span></text:p>
            <text:p text:style-name="P1"><text:span text:style-name="T1">последнее</text:span></text:p>
            <text:p text:style-name="P2"><text:span text:style-name="T1">письмо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" draw:text-style-name="P4" xml:id="id9" draw:id="id9" draw:layer="layout" svg:width="3.4cm" svg:height="2.5cm" svg:x="10.4cm" svg:y="12.1cm">
            <text:p text:style-name="P2"><text:span text:style-name="T3">Новое</text:span></text:p>
            <text:p text:style-name="P2"><text:span text:style-name="T3">письмо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" draw:text-style-name="P5" xml:id="id4" draw:id="id4" draw:layer="layout" svg:width="5cm" svg:height="3cm" svg:x="5.1cm" svg:y="8.1cm">
            <text:p text:style-name="P2"><text:span text:style-name="T4">Уже</text:span></text:p>
            <text:p text:style-name="P2"><text:span text:style-name="T4">отправляли</text:span></text:p>
            <text:p text:style-name="P2"><text:span text:style-name="T4">письмо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4" draw:text-style-name="P7" xml:id="id2" draw:id="id2" draw:layer="layout" svg:width="5cm" svg:height="2cm" svg:x="5.1cm" svg:y="2.1cm">
            <text:p text:style-name="P6"><text:span text:style-name="T5">Выполнение</text:span></text:p>
            <text:p text:style-name="P6"><text:span text:style-name="T5">задания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ustom-shape draw:style-name="gr5" draw:text-style-name="P8" xml:id="id1" draw:id="id1" draw:layer="layout" svg:width="1cm" svg:height="1cm" svg:x="7.1cm" svg:y="0.1cm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  <draw:custom-shape draw:style-name="gr3" draw:text-style-name="P5" xml:id="id6" draw:id="id6" draw:layer="layout" svg:width="5cm" svg:height="3cm" svg:x="5.1cm" svg:y="20.1cm">
            <text:p text:style-name="P2"><text:span text:style-name="T4">Нет</text:span></text:p>
            <text:p text:style-name="P2"><text:span text:style-name="T4">замечаний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6" draw:text-style-name="P9" xml:id="id7" draw:id="id7" draw:layer="layout" svg:width="5cm" svg:height="2cm" svg:x="5.1cm" svg:y="24.1cm">
            <text:p text:style-name="P2"><text:span text:style-name="T1">Подготовка</text:span></text:p>
            <text:p text:style-name="P2"><text:span text:style-name="T1">отчёта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7" draw:text-style-name="P7" xml:id="id5" draw:id="id5" draw:layer="layout" svg:width="4cm" svg:height="3cm" svg:x="5.6cm" svg:y="16.1cm">
            <text:p text:style-name="P6"><text:span text:style-name="T5">Результаты</text:span></text:p>
            <text:p text:style-name="P6"><text:span text:style-name="T5">проверк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8" draw:text-style-name="P10" xml:id="id3" draw:id="id3" draw:layer="layout" svg:width="5cm" svg:height="2cm" svg:x="5.1cm" svg:y="5.1cm">
            <text:p text:style-name="P2"><text:span text:style-name="T3">Исправление</text:span></text:p>
            <text:p text:style-name="P2"><text:span text:style-name="T3">замечаний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9" draw:text-style-name="P11" draw:layer="layout" draw:type="line" svg:x1="7.6cm" svg:y1="1.1cm" svg:x2="7.6cm" svg:y2="2.1cm" draw:start-shape="id1" draw:start-glue-point="6" draw:end-shape="id2" draw:end-glue-point="4" svg:d="M7600 1100v1000" svg:viewBox="0 0 1 1001">
            <text:p/>
          </draw:connector>
          <draw:connector draw:style-name="gr9" draw:text-style-name="P11" draw:layer="layout" draw:type="line" svg:x1="7.6cm" svg:y1="4.1cm" svg:x2="7.6cm" svg:y2="5.1cm" draw:start-shape="id2" draw:start-glue-point="6" draw:end-shape="id3" draw:end-glue-point="4" svg:d="M7600 4100v1000" svg:viewBox="0 0 1 1001">
            <text:p/>
          </draw:connector>
          <draw:connector draw:style-name="gr9" draw:text-style-name="P12" draw:layer="layout" draw:type="line" svg:x1="7.6cm" svg:y1="7.1cm" svg:x2="7.6cm" svg:y2="8.1cm" draw:start-shape="id3" draw:start-glue-point="6" draw:end-shape="id4" draw:end-glue-point="4" svg:d="M7600 7100v1000" svg:viewBox="0 0 1 1001">
            <text:p/>
          </draw:connector>
          <draw:connector draw:style-name="gr9" draw:text-style-name="P11" draw:layer="layout" draw:type="line" svg:x1="7.6cm" svg:y1="18.863cm" svg:x2="7.6cm" svg:y2="20.1cm" draw:start-shape="id5" draw:start-glue-point="6" draw:end-shape="id6" draw:end-glue-point="4" svg:d="M7600 18863v1237" svg:viewBox="0 0 1 1238">
            <text:p/>
          </draw:connector>
          <draw:connector draw:style-name="gr10" draw:text-style-name="P12" draw:layer="layout" draw:type="line" svg:x1="7.6cm" svg:y1="23.1cm" svg:x2="7.6cm" svg:y2="24.1cm" draw:start-shape="id6" draw:start-glue-point="6" draw:end-shape="id7" draw:end-glue-point="4" svg:d="M7600 23100v1000" svg:viewBox="0 0 1 1001">
            <text:p/>
          </draw:connector>
          <draw:connector draw:style-name="gr10" draw:text-style-name="P12" draw:layer="layout" svg:x1="5.1cm" svg:y1="9.6cm" svg:x2="3.1cm" svg:y2="12.1cm" draw:start-shape="id4" draw:start-glue-point="5" draw:end-shape="id8" svg:d="M5100 9600h-2000v2500" svg:viewBox="0 0 2001 2501">
            <text:p/>
          </draw:connector>
          <draw:connector draw:style-name="gr11" draw:text-style-name="P12" draw:layer="layout" svg:x1="10.1cm" svg:y1="9.6cm" svg:x2="12.1cm" svg:y2="12.1cm" draw:start-shape="id4" draw:start-glue-point="7" draw:end-shape="id9" draw:end-glue-point="4" svg:d="M10100 9600h2000v2500" svg:viewBox="0 0 2001 2501">
            <text:p/>
          </draw:connector>
          <draw:connector draw:style-name="gr9" draw:text-style-name="P11" draw:layer="layout" svg:x1="3.1cm" svg:y1="14.863cm" svg:x2="5.6cm" svg:y2="17.6cm" draw:start-shape="id8" draw:start-glue-point="6" draw:end-shape="id5" draw:end-glue-point="5" svg:d="M3100 14863v2737h2500" svg:viewBox="0 0 2501 2738">
            <text:p/>
          </draw:connector>
          <draw:connector draw:style-name="gr9" draw:text-style-name="P11" draw:layer="layout" svg:x1="12.1cm" svg:y1="14.452cm" svg:x2="9.6cm" svg:y2="17.6cm" draw:start-shape="id9" draw:start-glue-point="6" draw:end-shape="id5" draw:end-glue-point="7" svg:d="M12100 14452v3148h-2500" svg:viewBox="0 0 2501 3149">
            <text:p/>
          </draw:connector>
          <draw:connector draw:style-name="gr11" draw:text-style-name="P12" draw:layer="layout" draw:line-skew="-4.499cm" svg:x1="5.1cm" svg:y1="21.6cm" svg:x2="5.1cm" svg:y2="6.1cm" draw:start-shape="id6" draw:start-glue-point="5" draw:end-shape="id3" draw:end-glue-point="5" svg:d="M5100 21600h-5000v-15500h5000" svg:viewBox="0 0 5001 155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3.9cm" fo:page-height="2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1.2$Windows_X86_64 LibreOffice_project/5d19a1bfa650b796764388cd8b33a5af1f5baa1b</meta:generator>
    <dc:date>2018-11-04T15:23:11.036000000</dc:date>
    <meta:editing-duration>PT27M17S</meta:editing-duration>
    <meta:editing-cycles>7</meta:editing-cycles>
    <meta:document-statistic meta:object-count="20"/>
  </office:meta>
</office:document-meta>
</file>